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4E9A00002B6C30DDA7FB.svm" manifest:media-type=""/>
  <manifest:file-entry manifest:full-path="Pictures/2000000900004E9A00001E0096996953.svm" manifest:media-type=""/>
  <manifest:file-entry manifest:full-path="Pictures/2000000900004E9A00001E7E9F1D1E03.svm" manifest:media-type=""/>
  <manifest:file-entry manifest:full-path="Pictures/200000090000419E00004ED8686CA930.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ucida Console1" svg:font-family="'Lucida Console'" style:font-family-generic="roman"/>
    <style:font-face style:name="mplus1mn-regular" svg:font-family="mplus1mn-regular" style:font-family-generic="roman"/>
    <style:font-face style:name="Courier New" svg:font-family="'Courier New'" style:font-family-generic="modern"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Lucida Console1" fo:font-size="9pt" style:font-size-asian="9pt"/>
    </style:style>
    <style:style style:name="P2" style:family="paragraph" style:parent-style-name="Standard">
      <style:paragraph-properties fo:line-height="150%" fo:text-align="start" style:justify-single-word="false"/>
      <style:text-properties style:font-name="Lucida Console" fo:font-size="9pt" style:font-size-asian="9pt" style:font-size-complex="9pt"/>
    </style:style>
    <style:style style:name="P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18a03f" officeooo:paragraph-rsid="0018a03f" style:font-weight-asian="normal" style:font-weight-complex="normal"/>
    </style:style>
    <style:style style:name="P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2373a7" officeooo:paragraph-rsid="002373a7" style:font-weight-asian="normal" style:font-weight-complex="normal"/>
    </style:style>
    <style:style style:name="P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266425" officeooo:paragraph-rsid="00266425" style:font-weight-asian="normal" style:font-weight-complex="normal"/>
    </style:style>
    <style:style style:name="P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3c8c40" officeooo:paragraph-rsid="003c8c40" style:font-weight-asian="normal" style:font-weight-complex="normal"/>
    </style:style>
    <style:style style:name="P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3e53c5" officeooo:paragraph-rsid="003e53c5" style:font-weight-asian="normal" style:font-weight-complex="normal"/>
    </style:style>
    <style:style style:name="P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436d18" officeooo:paragraph-rsid="00436d18" style:font-weight-asian="normal" style:font-weight-complex="normal"/>
    </style:style>
    <style:style style:name="P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452094" officeooo:paragraph-rsid="00452094" style:font-weight-asian="normal" style:font-weight-complex="normal"/>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452094" officeooo:paragraph-rsid="00452094" style:font-weight-asian="normal" style:font-weight-complex="normal"/>
    </style:style>
    <style:style style:name="P1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471217" officeooo:paragraph-rsid="00471217" style:font-weight-asian="normal" style:font-weight-complex="normal"/>
    </style:style>
    <style:style style:name="P12"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489a46" officeooo:paragraph-rsid="00489a46" style:font-weight-asian="normal" style:font-weight-complex="normal"/>
    </style:style>
    <style:style style:name="P1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4919d5" officeooo:paragraph-rsid="004919d5" style:font-weight-asian="normal" style:font-weight-complex="normal"/>
    </style:style>
    <style:style style:name="P14"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4919d5" officeooo:paragraph-rsid="004919d5" style:font-weight-asian="normal" style:font-weight-complex="normal"/>
    </style:style>
    <style:style style:name="P15"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4bb4c9" officeooo:paragraph-rsid="004bb4c9" style:font-weight-asian="normal" style:font-weight-complex="normal"/>
    </style:style>
    <style:style style:name="P1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50cac0" officeooo:paragraph-rsid="0050cac0" style:font-weight-asian="normal" style:font-weight-complex="normal"/>
    </style:style>
    <style:style style:name="P1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570f64" officeooo:paragraph-rsid="00570f64" style:font-weight-asian="normal" style:font-weight-complex="normal"/>
    </style:style>
    <style:style style:name="P1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570f64" officeooo:paragraph-rsid="006002e8" style:font-weight-asian="normal" style:font-weight-complex="normal"/>
    </style:style>
    <style:style style:name="P1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bold" officeooo:rsid="0024867a" officeooo:paragraph-rsid="0024867a" style:font-weight-asian="bold" style:font-weight-complex="bold"/>
    </style:style>
    <style:style style:name="P2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bold" officeooo:rsid="002be39b" officeooo:paragraph-rsid="002be39b" style:font-weight-asian="bold" style:font-weight-complex="bold"/>
    </style:style>
    <style:style style:name="P2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bold" officeooo:rsid="005ae30d" officeooo:paragraph-rsid="005ae30d" style:font-weight-asian="bold" style:font-weight-complex="bold"/>
    </style:style>
    <style:style style:name="P2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solid" style:text-underline-width="auto" style:text-underline-color="font-color" fo:font-weight="normal" officeooo:rsid="00570f64" officeooo:paragraph-rsid="00570f64" style:font-weight-asian="normal" style:font-weight-complex="normal"/>
    </style:style>
    <style:style style:name="P2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solid" style:text-underline-width="auto" style:text-underline-color="font-color" fo:font-weight="normal" officeooo:rsid="00557119" officeooo:paragraph-rsid="00557119" style:font-weight-asian="normal" style:font-weight-complex="normal"/>
    </style:style>
    <style:style style:name="P2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officeooo:paragraph-rsid="0036d3cc"/>
    </style:style>
    <style:style style:name="P25"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Lucida Console" fo:font-size="9pt" style:text-underline-style="none" fo:font-weight="normal" officeooo:rsid="005842b5" officeooo:paragraph-rsid="005842b5" style:font-size-asian="9pt" style:font-weight-asian="normal" style:font-size-complex="9pt" style:font-weight-complex="normal"/>
    </style:style>
    <style:style style:name="P2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Lucida Console" fo:font-size="9pt" style:text-underline-style="none" fo:font-weight="normal" officeooo:rsid="005842b5" officeooo:paragraph-rsid="005842b5" style:font-size-asian="9pt" style:font-weight-asian="normal" style:font-size-complex="9pt" style:font-weight-complex="normal"/>
    </style:style>
    <style:style style:name="P27"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Lucida Console" fo:font-size="9pt" style:text-underline-style="none" fo:font-weight="normal" officeooo:rsid="005a6100" officeooo:paragraph-rsid="005a6100" style:font-size-asian="9pt" style:font-weight-asian="normal" style:font-size-complex="9pt" style:font-weight-complex="normal"/>
    </style:style>
    <style:style style:name="P2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Lucida Console" fo:font-size="9pt" style:text-underline-style="none" fo:font-weight="normal" officeooo:rsid="005a6100" officeooo:paragraph-rsid="005a6100" style:font-size-asian="9pt" style:font-weight-asian="normal" style:font-size-complex="9pt" style:font-weight-complex="normal"/>
    </style:style>
    <style:style style:name="P29" style:family="paragraph" style:parent-style-name="Standard">
      <style:text-properties fo:color="#000000" style:font-name="Lucida Console1" fo:font-size="9pt" style:font-size-asian="9pt"/>
    </style:style>
    <style:style style:name="P30" style:family="paragraph" style:parent-style-name="Standard">
      <style:paragraph-properties fo:line-height="150%" fo:text-align="center" style:justify-single-word="false"/>
      <style:text-properties style:font-name="Times New Roman" style:text-underline-style="solid" style:text-underline-width="auto" style:text-underline-color="font-color" fo:font-weight="bold" officeooo:rsid="0062ab2c" officeooo:paragraph-rsid="0062ab2c" style:font-weight-asian="bold" style:font-weight-complex="bold"/>
    </style:style>
    <style:style style:name="P31" style:family="paragraph" style:parent-style-name="Standard" style:list-style-name="L1"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style:font-name="Times New Roman" style:text-underline-style="none" fo:font-weight="bold" officeooo:rsid="00182f39" officeooo:paragraph-rsid="00408c69" style:font-weight-asian="bold" style:font-weight-complex="bold"/>
    </style:style>
    <style:style style:name="P32" style:family="paragraph" style:parent-style-name="Standard" style:list-style-name="L2"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style:font-name="Times New Roman" style:text-underline-style="none" fo:font-weight="normal" officeooo:rsid="004919d5" officeooo:paragraph-rsid="004919d5" style:font-weight-asian="normal" style:font-weight-complex="normal"/>
    </style:style>
    <style:style style:name="P33"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408c69" officeooo:paragraph-rsid="00408c69" style:font-weight-asian="normal" style:font-weight-complex="normal"/>
    </style:style>
    <style:style style:name="P34"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436d18" officeooo:paragraph-rsid="00436d18" style:font-weight-asian="normal" style:font-weight-complex="normal"/>
    </style:style>
    <style:style style:name="P35"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471217" officeooo:paragraph-rsid="00471217" style:font-weight-asian="normal" style:font-weight-complex="normal"/>
    </style:style>
    <style:style style:name="P36" style:family="paragraph" style:parent-style-name="Standard" style:list-style-name="L2">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4919d5" officeooo:paragraph-rsid="004919d5" style:font-weight-asian="normal" style:font-weight-complex="normal"/>
    </style:style>
    <style:style style:name="P37" style:family="paragraph" style:parent-style-name="Standard" style:list-style-name="L2">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4e3d6f" officeooo:paragraph-rsid="004e3d6f" style:font-weight-asian="normal" style:font-weight-complex="normal"/>
    </style:style>
    <style:style style:name="P38" style:family="paragraph" style:parent-style-name="Standard" style:list-style-name="L2">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501b85" officeooo:paragraph-rsid="00501b85" style:font-weight-asian="normal" style:font-weight-complex="normal"/>
    </style:style>
    <style:style style:name="P39" style:family="paragraph" style:parent-style-name="Standard" style:list-style-name="L2">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50cac0" officeooo:paragraph-rsid="0050cac0" style:font-weight-asian="normal" style:font-weight-complex="normal"/>
    </style:style>
    <style:style style:name="P40" style:family="paragraph" style:parent-style-name="Standard" style:list-style-name="L2">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452094" officeooo:paragraph-rsid="0050618e" style:font-weight-asian="normal" style:font-weight-complex="normal"/>
    </style:style>
    <style:style style:name="P41"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18a03f" officeooo:paragraph-rsid="0018a03f" style:font-weight-asian="normal" style:font-weight-complex="normal"/>
    </style:style>
    <style:style style:name="P42"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19609e" officeooo:paragraph-rsid="001b099a" style:font-weight-asian="normal" style:font-weight-complex="normal"/>
    </style:style>
    <style:style style:name="P43"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1f5ffb" officeooo:paragraph-rsid="001f5ffb" style:font-weight-asian="normal" style:font-weight-complex="normal"/>
    </style:style>
    <style:style style:name="P44"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1b8f51" officeooo:paragraph-rsid="001b8f51" style:font-weight-asian="normal" style:font-weight-complex="normal"/>
    </style:style>
    <style:style style:name="P45"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212360" officeooo:paragraph-rsid="00212360" style:font-weight-asian="normal" style:font-weight-complex="normal"/>
    </style:style>
    <style:style style:name="P46"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2373a7" officeooo:paragraph-rsid="002373a7" style:font-weight-asian="normal" style:font-weight-complex="normal"/>
    </style:style>
    <style:style style:name="P47"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294cf9" officeooo:paragraph-rsid="00294cf9" style:font-weight-asian="normal" style:font-weight-complex="normal"/>
    </style:style>
    <style:style style:name="P48"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2be2a9" officeooo:paragraph-rsid="002be2a9" style:font-weight-asian="normal" style:font-weight-complex="normal"/>
    </style:style>
    <style:style style:name="P49"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2d572c" officeooo:paragraph-rsid="002e7534" style:font-weight-asian="normal" style:font-weight-complex="normal"/>
    </style:style>
    <style:style style:name="P50"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2fcc00" officeooo:paragraph-rsid="002fcc00" style:font-weight-asian="normal" style:font-weight-complex="normal"/>
    </style:style>
    <style:style style:name="P51"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36d3cc" officeooo:paragraph-rsid="0036d3cc" style:font-weight-asian="normal" style:font-weight-complex="normal"/>
    </style:style>
    <style:style style:name="P52"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356394" officeooo:paragraph-rsid="00356394" style:font-weight-asian="normal" style:font-weight-complex="normal"/>
    </style:style>
    <style:style style:name="P53"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35c7a6" officeooo:paragraph-rsid="0035c7a6" style:font-weight-asian="normal" style:font-weight-complex="normal"/>
    </style:style>
    <style:style style:name="P54"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3aa427" officeooo:paragraph-rsid="003aa427" style:font-weight-asian="normal" style:font-weight-complex="normal"/>
    </style:style>
    <style:style style:name="P55"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3adf58" officeooo:paragraph-rsid="003adf58" style:font-weight-asian="normal" style:font-weight-complex="normal"/>
    </style:style>
    <style:style style:name="P56"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3c8c40" officeooo:paragraph-rsid="003c8c40" style:font-weight-asian="normal" style:font-weight-complex="normal"/>
    </style:style>
    <style:style style:name="P57"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3e53c5" officeooo:paragraph-rsid="003e53c5" style:font-weight-asian="normal" style:font-weight-complex="normal"/>
    </style:style>
    <style:style style:name="P58"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3fc4b5" officeooo:paragraph-rsid="003fc4b5" style:font-weight-asian="normal" style:font-weight-complex="normal"/>
    </style:style>
    <style:style style:name="P59"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5842b5" officeooo:paragraph-rsid="005842b5" style:font-weight-asian="normal" style:font-weight-complex="normal"/>
    </style:style>
    <style:style style:name="P60"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58f16c" officeooo:paragraph-rsid="0058f16c" style:font-weight-asian="normal" style:font-weight-complex="normal"/>
    </style:style>
    <style:style style:name="P61"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59a077" officeooo:paragraph-rsid="0059a077" style:font-weight-asian="normal" style:font-weight-complex="normal"/>
    </style:style>
    <style:style style:name="P62"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5d94fa" officeooo:paragraph-rsid="005d94fa" style:font-weight-asian="normal" style:font-weight-complex="normal"/>
    </style:style>
    <style:style style:name="P63"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5c9890" officeooo:paragraph-rsid="005c9890" style:font-weight-asian="normal" style:font-weight-complex="normal"/>
    </style:style>
    <style:style style:name="P64"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6002e8" officeooo:paragraph-rsid="006002e8" style:font-weight-asian="normal" style:font-weight-complex="normal"/>
    </style:style>
    <style:style style:name="P65"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fo:font-size="12pt" officeooo:paragraph-rsid="00212360" style:font-size-asian="12pt" style:font-size-complex="12pt"/>
    </style:style>
    <style:style style:name="P66"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fo:font-size="12pt" officeooo:rsid="00212360" officeooo:paragraph-rsid="00212360" style:font-size-asian="12pt" style:font-size-complex="12pt"/>
    </style:style>
    <style:style style:name="P6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solid" style:text-underline-width="auto" style:text-underline-color="font-color" fo:font-weight="normal" officeooo:rsid="003c8c40" officeooo:paragraph-rsid="003c8c40" style:font-weight-asian="normal" style:font-weight-complex="normal"/>
    </style:style>
    <style:style style:name="P6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333333" style:font-name="mplus1mn-regular" fo:font-size="11pt" style:text-underline-style="none" fo:font-weight="normal" officeooo:rsid="0050cac0" officeooo:paragraph-rsid="0050cac0" style:font-size-asian="11pt" style:font-weight-asian="normal" style:font-weight-complex="normal"/>
    </style:style>
    <style:style style:name="P69"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fo:color="#333333" style:font-name="Times New Roman" fo:font-size="12pt" officeooo:rsid="00212360" officeooo:paragraph-rsid="00212360" style:font-size-asian="12pt" style:font-size-complex="12pt"/>
    </style:style>
    <style:style style:name="P7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333333" style:font-name="Lucida Console" fo:font-size="9pt" style:text-underline-style="none" fo:font-weight="normal" officeooo:rsid="003aa427" officeooo:paragraph-rsid="003aa427" style:font-size-asian="9pt" style:font-weight-asian="normal" style:font-size-complex="9pt" style:font-weight-complex="normal"/>
    </style:style>
    <style:style style:name="P71"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Times New Roman" style:text-underline-style="none" fo:font-weight="normal" officeooo:rsid="002d572c" officeooo:paragraph-rsid="002d572c" style:font-weight-asian="normal" style:font-weight-complex="normal"/>
    </style:style>
    <style:style style:name="P72"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Times New Roman" style:text-underline-style="none" fo:font-weight="normal" officeooo:rsid="002e7534" officeooo:paragraph-rsid="002e7534" style:font-weight-asian="normal" style:font-weight-complex="normal"/>
    </style:style>
    <style:style style:name="P73"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Times New Roman" style:text-underline-style="none" fo:font-weight="normal" officeooo:rsid="002fcc00" officeooo:paragraph-rsid="002fcc00" style:font-weight-asian="normal" style:font-weight-complex="normal"/>
    </style:style>
    <style:style style:name="P74"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Times New Roman" style:text-underline-style="none" fo:font-weight="normal" officeooo:rsid="0035c7a6" officeooo:paragraph-rsid="0035c7a6" style:font-weight-asian="normal" style:font-weight-complex="normal"/>
    </style:style>
    <style:style style:name="P75"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Times New Roman" style:text-underline-style="none" fo:font-weight="normal" officeooo:rsid="00368fa1" officeooo:paragraph-rsid="00368fa1" style:font-weight-asian="normal" style:font-weight-complex="normal"/>
    </style:style>
    <style:style style:name="P7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Lucida Console1" fo:font-size="9pt" style:text-underline-style="none" fo:font-weight="normal" officeooo:rsid="006002e8" officeooo:paragraph-rsid="006002e8" style:font-size-asian="9pt" style:font-weight-asian="normal" style:font-weight-complex="normal"/>
    </style:style>
    <style:style style:name="P77"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Lucida Console" fo:font-size="9pt" style:text-underline-style="none" fo:font-weight="normal" officeooo:rsid="003adf58" officeooo:paragraph-rsid="003adf58" style:font-size-asian="9pt" style:font-weight-asian="normal" style:font-size-complex="9pt" style:font-weight-complex="normal"/>
    </style:style>
    <style:style style:name="P78"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Lucida Console" fo:font-size="9pt" style:text-underline-style="none" fo:font-weight="normal" officeooo:rsid="003e53c5" officeooo:paragraph-rsid="003e53c5" style:font-size-asian="9pt" style:font-weight-asian="normal" style:font-size-complex="9pt" style:font-weight-complex="normal"/>
    </style:style>
    <style:style style:name="P79" style:family="paragraph" style:parent-style-name="Standard" style:list-style-name="L1">
      <style:paragraph-properties fo:margin-left="0in" fo:margin-right="0in" fo:line-height="100%" fo:text-align="start" style:justify-single-word="false" fo:text-indent="0in" style:auto-text-indent="false">
        <style:tab-stops>
          <style:tab-stop style:position="0.25in"/>
        </style:tab-stops>
      </style:paragraph-properties>
      <style:text-properties style:font-name="Lucida Console" fo:font-size="9pt" style:text-underline-style="none" fo:font-weight="normal" officeooo:rsid="0058f16c" officeooo:paragraph-rsid="0058f16c" style:font-size-asian="9pt" style:font-weight-asian="normal" style:font-size-complex="9pt" style:font-weight-complex="normal"/>
    </style:style>
    <style:style style:name="P80"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Lucida Console" fo:font-size="9pt" style:text-underline-style="none" fo:font-weight="normal" officeooo:rsid="0058f16c" officeooo:paragraph-rsid="0058f16c" style:font-size-asian="9pt" style:font-weight-asian="normal" style:font-size-complex="9pt" style:font-weight-complex="normal"/>
    </style:style>
    <style:style style:name="P81"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5842b5" officeooo:paragraph-rsid="005842b5" style:font-size-asian="10pt" style:font-weight-asian="normal" style:font-size-complex="10pt" style:font-weight-complex="normal"/>
    </style:style>
    <style:style style:name="P82"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officeooo:paragraph-rsid="005d94fa"/>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officeooo:rsid="00408c69"/>
    </style:style>
    <style:style style:name="T4" style:family="text">
      <style:text-properties officeooo:rsid="0019ed5e"/>
    </style:style>
    <style:style style:name="T5" style:family="text">
      <style:text-properties fo:font-weight="bold" style:font-weight-asian="bold" style:font-weight-complex="bold"/>
    </style:style>
    <style:style style:name="T6" style:family="text">
      <style:text-properties fo:font-weight="bold" officeooo:rsid="0019ed5e" style:font-weight-asian="bold" style:font-weight-complex="bold"/>
    </style:style>
    <style:style style:name="T7" style:family="text">
      <style:text-properties fo:font-weight="bold" officeooo:rsid="001de901" style:font-weight-asian="bold" style:font-weight-complex="bold"/>
    </style:style>
    <style:style style:name="T8" style:family="text">
      <style:text-properties fo:font-weight="bold" officeooo:rsid="0043c5d9" style:font-weight-asian="bold" style:font-weight-complex="bold"/>
    </style:style>
    <style:style style:name="T9" style:family="text">
      <style:text-properties officeooo:rsid="001de901"/>
    </style:style>
    <style:style style:name="T10" style:family="text">
      <style:text-properties fo:color="#333333"/>
    </style:style>
    <style:style style:name="T11" style:family="text">
      <style:text-properties fo:color="#333333" style:text-underline-style="none" fo:font-weight="normal" officeooo:rsid="00212360" style:font-weight-asian="normal" style:font-weight-complex="normal"/>
    </style:style>
    <style:style style:name="T12" style:family="text">
      <style:text-properties fo:color="#333333" style:text-underline-style="none" fo:font-weight="normal" officeooo:rsid="003fe40a" style:font-weight-asian="normal" style:font-weight-complex="normal"/>
    </style:style>
    <style:style style:name="T13" style:family="text">
      <style:text-properties fo:color="#333333" fo:font-style="italic" style:text-underline-style="none" fo:font-weight="normal" officeooo:rsid="00212360" style:font-style-asian="italic" style:font-weight-asian="normal" style:font-weight-complex="normal"/>
    </style:style>
    <style:style style:name="T14" style:family="text">
      <style:text-properties fo:color="#333333" officeooo:rsid="003aa427"/>
    </style:style>
    <style:style style:name="T15" style:family="text">
      <style:text-properties fo:color="#333333" officeooo:rsid="003fe40a"/>
    </style:style>
    <style:style style:name="T16" style:family="text">
      <style:text-properties fo:color="#000000"/>
    </style:style>
    <style:style style:name="T17" style:family="text">
      <style:text-properties fo:color="#000000" fo:font-weight="bold" style:font-weight-asian="bold" style:font-weight-complex="bold"/>
    </style:style>
    <style:style style:name="T18" style:family="text">
      <style:text-properties fo:color="#000000" fo:font-weight="bold" officeooo:rsid="0031900a" style:font-weight-asian="bold" style:font-weight-complex="bold"/>
    </style:style>
    <style:style style:name="T19" style:family="text">
      <style:text-properties fo:color="#000000" officeooo:rsid="002e7534"/>
    </style:style>
    <style:style style:name="T20" style:family="text">
      <style:text-properties fo:color="#000000" style:font-name="Courier New" fo:font-size="10pt" style:font-size-asian="10pt" style:font-size-complex="10pt"/>
    </style:style>
    <style:style style:name="T21" style:family="text">
      <style:text-properties fo:color="#000000" officeooo:rsid="0031900a"/>
    </style:style>
    <style:style style:name="T22" style:family="text">
      <style:text-properties fo:color="#000000" officeooo:rsid="0053d59c"/>
    </style:style>
    <style:style style:name="T23" style:family="text">
      <style:text-properties style:font-name="Courier New" fo:font-size="10pt" style:text-underline-style="none" fo:font-weight="normal" officeooo:rsid="005d94fa" style:font-size-asian="10pt" style:font-weight-asian="normal" style:font-size-complex="10pt" style:font-weight-complex="normal"/>
    </style:style>
    <style:style style:name="T24" style:family="text">
      <style:text-properties officeooo:rsid="004273d3"/>
    </style:style>
    <style:style style:name="T25" style:family="text">
      <style:text-properties officeooo:rsid="0043c5d9"/>
    </style:style>
    <style:style style:name="T26" style:family="text">
      <style:text-properties officeooo:rsid="00473569"/>
    </style:style>
    <style:style style:name="T27" style:family="text">
      <style:text-properties officeooo:rsid="004f0cbf"/>
    </style:style>
    <style:style style:name="T28" style:family="text">
      <style:text-properties officeooo:rsid="005a6100"/>
    </style:style>
    <style:style style:name="T29" style:family="text">
      <style:text-properties officeooo:rsid="005d94fa"/>
    </style:style>
    <style:style style:name="T30" style:family="text">
      <style:text-properties style:font-name="Times New Roman" style:text-underline-style="none" fo:font-weight="normal" officeooo:rsid="005d94fa" style:font-weight-asian="normal" style:font-weight-complex="normal"/>
    </style:style>
    <style:style style:name="T31" style:family="text">
      <style:text-properties officeooo:rsid="006002e8"/>
    </style:style>
    <style:style style:name="T32" style:family="text">
      <style:text-properties style:font-name="Lucida Console"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1 – Getting Started</text:p>
      <text:list xml:id="list2230348654322975107" text:style-name="L1">
        <text:list-header>
          <text:p text:style-name="P31">1.<text:tab/><text:span text:style-name="T3">Introduction</text:span></text:p>
        </text:list-header>
        <text:list-item>
          <text:p text:style-name="P33">Different versions of the project is controlled using 'Version Control System(VCS)'. There are many type of VCS but most used one was Centralized VCS(CVCS). </text:p>
        </text:list-item>
        <text:list-item>
          <text:p text:style-name="P33">The disadvantage of CVCS is that if central server/database goes down or corrupted then full project will be lost. The only remaining will be latest snapshot of the project on local machine of any contributor. Hence we have Distributed VCS(DVCS) now like Git, Mercurial, Bazaar or Darcs etc. </text:p>
        </text:list-item>
        <text:list-item>
          <text:p text:style-name="P33">How DVCS works is that <text:span text:style-name="T24">when someone copies a project then it not only copies the latest snapshot but the whole history of the project along with every version of every single file.</text:span></text:p>
        </text:list-item>
        <text:list-item>
          <text:p text:style-name="P34">Thus if any server or database dies then any of the client repository could be copied on the central server to restore it. <text:span text:style-name="T25">Every </text:span><text:span text:style-name="T8">clone</text:span><text:span text:style-name="T25"> is actually full backup of all the data as shown below</text:span></text:p>
          <text:p text:style-name="P34"><draw:frame draw:style-name="fr1" draw:name="Image2" text:anchor-type="paragraph" svg:x="2.0846in" svg:y="0.1575in" svg:width="3.2902in" svg:height="4.0618in" draw:z-index="1"><draw:image xlink:href="Pictures/200000090000419E00004ED8686CA930.svm" xlink:type="simple" xlink:show="embed" xlink:actuate="onLoad"/></draw:frame></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182638732203397" text:continue-numbering="true" text:style-name="L1">
        <text:list-item>
          <text:p text:style-name="P35">Apart from that CVCS stores data as what commonly described as delta-based version control. <text:span text:style-name="T26">That is these systems set of files and changes made to each file over time as shown below</text:span></text:p>
          <text:p text:style-name="P35"/>
        </text:list-item>
      </text:list>
      <text:p text:style-name="P11"><draw:frame draw:style-name="fr2" draw:name="Image3" text:anchor-type="paragraph" svg:width="4.4909in" svg:height="1.8307in" draw:z-index="2"><draw:image xlink:href="Pictures/2000000900004E9A00001E7E9F1D1E03.svm" xlink:type="simple" xlink:show="embed" xlink:actuate="onLoad"/></draw:frame></text:p>
      <text:p text:style-name="P11"/>
      <text:p text:style-name="P9"/>
      <text:p text:style-name="P9"/>
      <text:p text:style-name="P9"/>
      <text:p text:style-name="P9"/>
      <text:p text:style-name="P10"/>
      <text:p text:style-name="P12">Storing data as changes to a base version of each file.</text:p>
      <text:p text:style-name="P9"/>
      <text:list xml:id="list192012909297316280" text:style-name="L2">
        <text:list-item>
          <text:p text:style-name="P32">On the other hand when one saves state of his project on git then git takes picture of what all of your files <text:soft-page-break/>looks like at that moment and stores the reference to that snapshot. </text:p>
        </text:list-item>
        <text:list-item>
          <text:p text:style-name="P36">To be more efficient, if files have not changed, git doesn't stores the file again, just a link to the previous identical file it has already stored. </text:p>
          <text:p text:style-name="P36"/>
        </text:list-item>
      </text:list>
      <text:p text:style-name="P13"><draw:frame draw:style-name="fr2" draw:name="Image4" text:anchor-type="paragraph" svg:width="4.5835in" svg:height="1.8465in" draw:z-index="3"><draw:image xlink:href="Pictures/2000000900004E9A00001E0096996953.svm" xlink:type="simple" xlink:show="embed" xlink:actuate="onLoad"/></draw:frame></text:p>
      <text:p text:style-name="P13"/>
      <text:p text:style-name="P14"/>
      <text:p text:style-name="P14"/>
      <text:p text:style-name="P14"/>
      <text:p text:style-name="P14"/>
      <text:p text:style-name="P14"/>
      <text:p text:style-name="P14"/>
      <text:p text:style-name="P14"/>
      <text:p text:style-name="P15">Storing data as snapshots of the project over time.</text:p>
      <text:p text:style-name="P13"/>
      <text:list xml:id="list182638780191504" text:continue-numbering="true" text:style-name="L2">
        <text:list-item>
          <text:p text:style-name="P37">Also most of the operations of gits are local. Like CVCS one dont need a network to work with a particular project, <text:span text:style-name="T27">because entire history of the project is on your local system. Hence speed is faster and most of the operations are instantaneous. </text:span></text:p>
        </text:list-item>
        <text:list-item>
          <text:p text:style-name="P38">Even when there is no network one can commit it locally and upload it later when network is available.</text:p>
        </text:list-item>
        <text:list-item>
          <text:p text:style-name="P39">Everything in Git is checksumed before it is stored. Git uses SHA-1 hash for checksumming. Its a 40-character hexadecimal characters(0-9 and a-f) and calculated based on contents of file or directory structure in git. It look like this</text:p>
        </text:list-item>
      </text:list>
      <text:p text:style-name="P68">24b9da6552252987aa493b52f8696cd6d3b00373</text:p>
      <text:p text:style-name="P16">One will see it all over the place while using git because it uses them so much. Infact Git stores everything in database not by file name but by hash values. </text:p>
      <text:list xml:id="list182638781200169" text:continue-numbering="true" text:style-name="L2">
        <text:list-header>
          <text:p text:style-name="P40"/>
        </text:list-header>
      </text:list>
      <text:p text:style-name="P9"><text:span text:style-name="T5">2.</text:span><text:tab/><text:span text:style-name="T2">Git Project</text:span></text:p>
      <text:list xml:id="list182638782190880" text:continue-list="list182638732203397" text:style-name="L1">
        <text:list-item>
          <text:p text:style-name="P41">Git project has the three main section. <text:span text:style-name="T5">Git directory</text:span>, <text:span text:style-name="T5">Working directory</text:span> and <text:span text:style-name="T5">Staging area(Index)</text:span> as shown below.</text:p>
        </text:list-item>
      </text:list>
      <text:p text:style-name="P3"><draw:frame draw:style-name="fr3" draw:name="Image1" text:anchor-type="paragraph" svg:width="4.2236in" svg:height="2.3201in" draw:z-index="0"><draw:image xlink:href="Pictures/2000000900004E9A00002B6C30DDA7FB.svm" xlink:type="simple" xlink:show="embed" xlink:actuate="onLoad"/></draw:frame></text:p>
      <text:p text:style-name="P3"/>
      <text:p text:style-name="P3"/>
      <text:p text:style-name="P3"/>
      <text:p text:style-name="P3"/>
      <text:p text:style-name="P3"/>
      <text:p text:style-name="P3"/>
      <text:p text:style-name="P3"/>
      <text:p text:style-name="P3"/>
      <text:list xml:id="list182638813181409" text:continue-numbering="true" text:style-name="L1">
        <text:list-item>
          <text:p text:style-name="P42">Git directory is where git stores the metadata and object database for your project. <text:span text:style-name="T4">This is what is copied when one </text:span><text:span text:style-name="T6">clone</text:span><text:span text:style-name="T4"> a repository from another computer. </text:span></text:p>
        </text:list-item>
        <text:list-item>
          <text:p text:style-name="P43">Working tree/directory is a single checkout of one version of the project. These files are pulled out of the compressed database in git directory and placed on disk for you to use or modify.</text:p>
        </text:list-item>
        <text:list-item>
          <text:p text:style-name="P44"><text:soft-page-break/>Staging area is a file, generally contained in the git directory that stores information about what goes in your next commit. <text:span text:style-name="T9">Its technical name in git parlance is '</text:span><text:span text:style-name="T7">Index</text:span><text:span text:style-name="T9">'.</text:span></text:p>
        </text:list-item>
        <text:list-item>
          <text:p text:style-name="P45">The basic git workflow goes like this</text:p>
          <text:p text:style-name="P45">1.<text:tab/>One will modify files in working tree.</text:p>
          <text:p text:style-name="P65"><text:span text:style-name="T11">2.<text:tab/></text:span><text:span text:style-name="T12">Then he</text:span><text:span text:style-name="T11"> selectively stage just those changes </text:span><text:span text:style-name="T12">he</text:span><text:span text:style-name="T11"> want to be part of your next commit, which adds </text:span><text:span text:style-name="T13">only </text:span><text:span text:style-name="T10">those changes to the staging area.</text:span></text:p>
          <text:p text:style-name="P66"><text:span text:style-name="T10">3.<text:tab/></text:span><text:span text:style-name="T15">One</text:span><text:span text:style-name="T10"> do a commit, which takes the files as they are in the staging area and stores that snapshot</text:span></text:p>
          <text:p text:style-name="P69">permanently to your Git directory.</text:p>
        </text:list-item>
        <text:list-item>
          <text:p text:style-name="P65"><text:span text:style-name="T11">If a particular version of a file is in the Git directory, it’s considered committed. If it has been modified </text:span><text:span text:style-name="T10">and was added to the staging area, it is staged. And if it was changed since it was checked out but hasnot been staged, it is modified.</text:span></text:p>
        </text:list-item>
        <text:list-item>
          <text:p text:style-name="P46">Command line is the only place where one can use all the git functionality. Most of the GUIs based git apps implements only subset of the git functionality for simplicity. </text:p>
        </text:list-item>
      </text:list>
      <text:p text:style-name="P4"/>
      <text:p text:style-name="P19">2.<text:tab/><text:span text:style-name="T1">Installing Git</text:span></text:p>
      <text:p text:style-name="P20">2.1<text:tab/><text:span text:style-name="T1">git config</text:span></text:p>
      <text:list xml:id="list182638818201569" text:continue-numbering="true" text:style-name="L1">
        <text:list-item>
          <text:p text:style-name="P47">When git is installed, first thing one needs to do is customize git environment. </text:p>
        </text:list-item>
        <text:list-item>
          <text:p text:style-name="P47">This one needs to do only once and they will stick around between upgrades.</text:p>
        </text:list-item>
        <text:list-item>
          <text:p text:style-name="P47">One can also change them anything from command again.</text:p>
        </text:list-item>
        <text:list-item>
          <text:p text:style-name="P48">For this git comes with a tool called <text:span text:style-name="T22">'</text:span><text:span text:style-name="T16">git config</text:span><text:span text:style-name="T22">'</text:span><text:span text:style-name="T16">, which will be used to set configuration variables which controls whole aspect of how git looks and operates.</text:span></text:p>
        </text:list-item>
        <text:list-item>
          <text:p text:style-name="P71">These variables can be stored in three different places.</text:p>
          <text:p text:style-name="P49"><text:span text:style-name="T16">1.<text:tab/></text:span><text:span text:style-name="T17">/etc/gitconfig file</text:span><text:span text:style-name="T16"> </text:span><text:span text:style-name="T17">:</text:span><text:span text:style-name="T16"> </text:span></text:p>
        </text:list-item>
        <text:list-item>
          <text:p text:style-name="P72">Contains values applied to every user on the system and all their repositories.</text:p>
        </text:list-item>
        <text:list-item>
          <text:p text:style-name="P50"><text:span text:style-name="T19">I</text:span><text:span text:style-name="T16">f one pass the option </text:span><text:span text:style-name="T20">--system</text:span><text:span text:style-name="T16"> to git config, it reads and writes specifically from this file. </text:span></text:p>
        </text:list-item>
        <text:list-item>
          <text:p text:style-name="P73">This is system configuration file and one needs administrative or superpower priviledge to make changes to it. </text:p>
        </text:list-item>
        <text:list-item>
          <text:p text:style-name="P51"><text:span text:style-name="T16">If one is using windows XP or newer then the system level config file is present at C:/ProgramData/Git/config, which can only be changed with </text:span><text:span text:style-name="T20">git config -f &lt;file&gt;</text:span><text:span text:style-name="T16"> as an admin.</text:span></text:p>
          <text:p text:style-name="P50"><text:span text:style-name="T16">2.<text:tab/></text:span><text:span text:style-name="T18">~/.gitconfig or ~/.config/git/config file</text:span><text:span text:style-name="T21"> </text:span><text:span text:style-name="T18">: </text:span></text:p>
        </text:list-item>
        <text:list-item>
          <text:p text:style-name="P52"><text:span text:style-name="T21">V</text:span><text:span text:style-name="T16">alues specific personally to you, the user. One can make git read or write to this file by passing </text:span><text:span text:style-name="T20">--global</text:span><text:span text:style-name="T16"> option.</text:span></text:p>
          <text:p text:style-name="P53"><text:span text:style-name="T16">3.<text:tab/></text:span><text:span text:style-name="T17">config file : </text:span></text:p>
        </text:list-item>
        <text:list-item>
          <text:p text:style-name="P74">Present in the git directory(.git/config) of whatever repository one is currently using, specific to that directory.</text:p>
        </text:list-item>
        <text:list-item>
          <text:p text:style-name="P75">Each level overrides the values in the previous level. So values in .git/config trumps over /etc/gitconfig.</text:p>
        </text:list-item>
      </text:list>
      <text:p text:style-name="P24"/>
      <text:p text:style-name="P23">Your Identity</text:p>
      <text:list xml:id="list182638825182603" text:continue-numbering="true" text:style-name="L1">
        <text:list-item>
          <text:p text:style-name="P54">The first thing one should do when git has been install is to set ones username and email.</text:p>
        </text:list-item>
        <text:list-item>
          <text:p text:style-name="P54"><text:soft-page-break/>This is important because every Git commit uses this information.</text:p>
        </text:list-item>
      </text:list>
      <text:p text:style-name="P70">$ git config --global user.name "Jayant Joshi"</text:p>
      <text:p text:style-name="P2"><text:span text:style-name="T10">$ git config --global user.email </text:span><text:span text:style-name="T14">jayantjoshi</text:span><text:span text:style-name="T10">@example.com</text:span></text:p>
      <text:list xml:id="list182638826179387" text:continue-numbering="true" text:style-name="L1">
        <text:list-header>
          <text:p text:style-name="P55">[Note : One can unset name using</text:p>
          <text:p text:style-name="P77">$ git config --global --unset core.name</text:p>
          <text:p text:style-name="P55">and reset using</text:p>
          <text:p text:style-name="P77">$git config --global core.name “Jayant Joshi”</text:p>
          <text:p text:style-name="P55">]</text:p>
        </text:list-header>
        <text:list-item>
          <text:p text:style-name="P56">Many GUI tools will help you do this when you first run them.</text:p>
        </text:list-item>
      </text:list>
      <text:p text:style-name="P6"/>
      <text:p text:style-name="P67">Your Editor</text:p>
      <text:list xml:id="list182638828192464" text:continue-numbering="true" text:style-name="L1">
        <text:list-item>
          <text:p text:style-name="P57">One can configure text editor of his choice to type in messages. If not then git uses systems default editor.</text:p>
        </text:list-item>
      </text:list>
      <text:p text:style-name="P7">$ git config –global core.ditor emacs</text:p>
      <text:p text:style-name="P7">(Note : emacs is a name of an editor).</text:p>
      <text:list xml:id="list182638829198549" text:continue-numbering="true" text:style-name="L1">
        <text:list-item>
          <text:p text:style-name="P57">If someone wants to use very famous notnepad++ as an editor then he should provide full path to the its executable file as shown below</text:p>
          <text:p text:style-name="P78">$ git config --global core.editor "'C:/Program Files/Notepad++/notepad++.exe' -multiInst -nosession"</text:p>
          <text:p text:style-name="P58">[Note : To unset the editor one should use <text:span text:style-name="T32">$ git config—global --unset core.editor</text:span>]</text:p>
        </text:list-item>
      </text:list>
      <text:p text:style-name="P5"/>
      <text:p text:style-name="P22">Checking your setting</text:p>
      <text:list xml:id="list182638830188845" text:continue-numbering="true" text:style-name="L1">
        <text:list-item>
          <text:p text:style-name="P59">To check ones configuration settings we have command</text:p>
          <text:p text:style-name="P81"><text:span text:style-name="T32">$ git config --list</text:span> </text:p>
          <text:p text:style-name="P59">which brings out</text:p>
        </text:list-item>
      </text:list>
      <text:p text:style-name="P25">$ git config --list</text:p>
      <text:p text:style-name="P25">core.symlinks=false</text:p>
      <text:p text:style-name="P25">core.autocrlf=true</text:p>
      <text:p text:style-name="P25">core.fscache=true</text:p>
      <text:p text:style-name="P25">color.diff=auto</text:p>
      <text:p text:style-name="P25">color.status=auto</text:p>
      <text:p text:style-name="P25">color.branch=auto</text:p>
      <text:p text:style-name="P25">color.interactive=true</text:p>
      <text:p text:style-name="P25">help.format=html</text:p>
      <text:p text:style-name="P25">rebase.autosquash=true</text:p>
      <text:p text:style-name="P25">http.sslcainfo=C:/Program Files/Git/mingw64/ssl/certs/ca-bundle.crt</text:p>
      <text:p text:style-name="P25">http.sslbackend=openssl</text:p>
      <text:p text:style-name="P25">diff.astextplain.textconv=astextplain</text:p>
      <text:p text:style-name="P25">filter.lfs.clean=git-lfs clean -- %f</text:p>
      <text:p text:style-name="P25">filter.lfs.smudge=git-lfs smudge -- %f</text:p>
      <text:p text:style-name="P25">filter.lfs.process=git-lfs filter-process</text:p>
      <text:p text:style-name="P25">filter.lfs.required=true</text:p>
      <text:p text:style-name="P25">credential.helper=manager</text:p>
      <text:p text:style-name="P25">filter.lfs.process=git-lfs filter-process</text:p>
      <text:p text:style-name="P25">filter.lfs.required=true</text:p>
      <text:p text:style-name="P25">filter.lfs.clean=git-lfs clean -- %f</text:p>
      <text:p text:style-name="P25">filter.lfs.smudge=git-lfs smudge -- %f</text:p>
      <text:p text:style-name="P25">user.name=Jayant</text:p>
      <text:p text:style-name="P25">user.email=jayantjoshi0209@gmail.com</text:p>
      <text:p text:style-name="P25">core.name=Jayant Joshi</text:p>
      <text:p text:style-name="P25">core.repositoryformatversion=0</text:p>
      <text:p text:style-name="P25">core.filemode=false</text:p>
      <text:p text:style-name="P25">core.bare=false</text:p>
      <text:p text:style-name="P25">core.logallrefupdates=true</text:p>
      <text:p text:style-name="P25">core.symlinks=false</text:p>
      <text:p text:style-name="P25">core.ignorecase=true</text:p>
      <text:p text:style-name="P25">remote.origin.url=https://github.com/jayantjoshi0209/CloneTesting</text:p>
      <text:p text:style-name="P25">remote.origin.fetch=+refs/heads/*:refs/remotes/origin/*</text:p>
      <text:p text:style-name="P26">branch.master.remote=origin</text:p>
      <text:list xml:id="list182638841201178" text:continue-numbering="true" text:style-name="L1">
        <text:list-item>
          <text:p text:style-name="P60">One can also check with single key as</text:p>
          <text:p text:style-name="P79">$ git config core.name</text:p>
          <text:p text:style-name="P80">Jayant Joshi</text:p>
        </text:list-item>
        <text:list-item>
          <text:p text:style-name="P61">One can also see above repeating key/value pairs in the listing. This happens because git reads configuration <text:soft-page-break/>records from different places(like local and system etc). <text:span text:style-name="T28">If one want to see the origin of particular key/value pair and git will show which config file have a final say in setting that value.</text:span></text:p>
        </text:list-item>
      </text:list>
      <text:p text:style-name="P27">$ git config --show-origin core.name</text:p>
      <text:p text:style-name="P28">file:C:/Users/Jayant/.gitconfig Jayant Joshi</text:p>
      <text:p text:style-name="P27">$ git config --show-origin filter.lfs.clean</text:p>
      <text:p text:style-name="P28">file:C:/Users/Jayant/.gitconfig git-lfs clean -- %f</text:p>
      <text:p text:style-name="P17"/>
      <text:p text:style-name="P21">2.<text:tab/><text:span text:style-name="T1">Getting Help</text:span></text:p>
      <text:list xml:id="list182638844171493" text:continue-numbering="true" text:style-name="L1">
        <text:list-item>
          <text:p text:style-name="P62">To open the comprehensive manual page<text:span text:style-name="T31">(manpage)</text:span> help for any command we have two ways</text:p>
          <text:p text:style-name="P63">1.<text:tab/><text:span text:style-name="T29">$ git help &lt;verb&gt;</text:span></text:p>
          <text:p text:style-name="P62">2.<text:tab/>$ man git-&lt;verb&gt;</text:p>
          <text:p text:style-name="P62">This will open comprehensive manual page from the docs present locally. In my case it opens</text:p>
          <text:p text:style-name="P82"><text:span text:style-name="T23">file:///C:/Program%20Files/Git/mingw64/share/doc/git-doc/git-config.html</text:span><text:span text:style-name="T30"> <text:s/></text:span></text:p>
        </text:list-item>
        <text:list-item>
          <text:p text:style-name="P64">If someone dont want full blow manpage then he can have quick refresher on the git command.</text:p>
        </text:list-item>
      </text:list>
      <text:p text:style-name="P76">$ git config -h</text:p>
      <text:p text:style-name="P1">usage: git config [&lt;options&gt;]</text:p>
      <text:p text:style-name="P1"/>
      <text:p text:style-name="P1">Config file location</text:p>
      <text:p text:style-name="P1"><text:s text:c="4"/>--global <text:s text:c="13"/>use global config file</text:p>
      <text:p text:style-name="P1"><text:s text:c="4"/>--system <text:s text:c="13"/>use system config file</text:p>
      <text:p text:style-name="P1"><text:s text:c="4"/>--local <text:s text:c="14"/>use repository config file</text:p>
      <text:p text:style-name="P1"><text:s text:c="4"/>-f, --file &lt;file&gt; <text:s text:c="4"/>use given config file</text:p>
      <text:p text:style-name="P1"><text:s text:c="4"/>--blob &lt;blob-id&gt; <text:s text:c="5"/>read config from given blob object</text:p>
      <text:p text:style-name="P1"/>
      <text:p text:style-name="P1">Action</text:p>
      <text:p text:style-name="P1"><text:s text:c="4"/>--get <text:s text:c="16"/>get value: name [value-regex]</text:p>
      <text:p text:style-name="P1"><text:s text:c="4"/>--get-all <text:s text:c="12"/>get all values: key [value-regex]</text:p>
      <text:p text:style-name="P1"><text:s text:c="4"/>--get-regexp <text:s text:c="9"/>get values for regexp: name-regex [value-regex]</text:p>
      <text:p text:style-name="P1"><text:s text:c="4"/>--get-urlmatch <text:s text:c="7"/>get value specific for the URL: section[.var] URL</text:p>
      <text:p text:style-name="P1"><text:s text:c="4"/>--replace-all <text:s text:c="8"/>replace all matching variables: name value [value_rege <text:s text:c="111"/>x]</text:p>
      <text:p text:style-name="P1"><text:s text:c="4"/>--add <text:s text:c="16"/>add a new variable: name value</text:p>
      <text:p text:style-name="P1"><text:s text:c="4"/>--unset <text:s text:c="14"/>remove a variable: name [value-regex]</text:p>
      <text:p text:style-name="P1"><text:s text:c="4"/>--unset-all <text:s text:c="10"/>remove all matches: name [value-regex]</text:p>
      <text:p text:style-name="P1"><text:s text:c="4"/>--rename-section <text:s text:c="5"/>rename section: old-name new-name</text:p>
      <text:p text:style-name="P1"><text:s text:c="4"/>--remove-section <text:s text:c="5"/>remove a section: name</text:p>
      <text:p text:style-name="P1"><text:s text:c="4"/>-l, --list <text:s text:c="11"/>list all</text:p>
      <text:p text:style-name="P1"><text:s text:c="4"/>-e, --edit <text:s text:c="11"/>open an editor</text:p>
      <text:p text:style-name="P1"><text:s text:c="4"/>--get-color <text:s text:c="10"/>find the color configured: slot [default]</text:p>
      <text:p text:style-name="P1"><text:s text:c="4"/>--get-colorbool <text:s text:c="6"/>find the color setting: slot [stdout-is-tty]</text:p>
      <text:p text:style-name="P1"/>
      <text:p text:style-name="P1">Type</text:p>
      <text:p text:style-name="P1"><text:s text:c="4"/>--bool <text:s text:c="15"/>value is "true" or "false"</text:p>
      <text:p text:style-name="P1"><text:s text:c="4"/>--int <text:s text:c="16"/>value is decimal number</text:p>
      <text:p text:style-name="P1"><text:s text:c="4"/>--bool-or-int <text:s text:c="8"/>value is --bool or --int</text:p>
      <text:p text:style-name="P1"><text:s text:c="4"/>--path <text:s text:c="15"/>value is a path (file or directory name)</text:p>
      <text:p text:style-name="P1"/>
      <text:p text:style-name="P1">Other</text:p>
      <text:p text:style-name="P1"><text:s text:c="4"/>-z, --null <text:s text:c="11"/>terminate values with NUL byte</text:p>
      <text:p text:style-name="P1"><text:s text:c="4"/>--name-only <text:s text:c="10"/>show variable names only</text:p>
      <text:p text:style-name="P1"><text:s text:c="4"/>--includes <text:s text:c="11"/>respect include directives on lookup</text:p>
      <text:p text:style-name="P1"><text:s text:c="4"/>--show-origin <text:s text:c="8"/>show origin of config (file, standard input, blob, com <text:s text:c="111"/>mand line)</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ucida Console1" svg:font-family="'Lucida Console'" style:font-family-generic="roman"/>
    <style:font-face style:name="mplus1mn-regular" svg:font-family="mplus1mn-regular" style:font-family-generic="roman"/>
    <style:font-face style:name="Courier New" svg:font-family="'Courier New'" style:font-family-generic="modern"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2in" fo:margin-bottom="0.2in" fo:margin-left="0.5in" fo:margin-right="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3T18:31:02.559000000</meta:creation-date>
    <dc:date>2017-12-09T18:26:38.600000000</dc:date>
    <meta:editing-duration>PT8H9M3S</meta:editing-duration>
    <meta:editing-cycles>75</meta:editing-cycles>
    <meta:generator>LibreOffice/4.2.4.2$Windows_x86 LibreOffice_project/63150712c6d317d27ce2db16eb94c2f3d7b699f8</meta:generator>
    <meta:document-statistic meta:table-count="0" meta:image-count="4" meta:object-count="0" meta:page-count="5" meta:paragraph-count="153" meta:word-count="1546" meta:character-count="9939" meta:non-whitespace-character-count="8020"/>
  </office:meta>
</office:document-meta>
</file>